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85cm" fo:min-width="1.335cm"/>
    </style:style>
    <style:style style:name="gr2" style:family="graphic" style:parent-style-name="standard">
      <style:graphic-properties draw:fill-color="#ff972f" draw:textarea-horizontal-align="justify" draw:textarea-vertical-align="middle" draw:auto-grow-height="false" fo:min-height="0.739cm" fo:min-width="0.758cm"/>
    </style:style>
    <style:style style:name="P1" style:family="paragraph">
      <style:paragraph-properties fo:text-align="center"/>
    </style:style>
    <style:style style:name="P2" style:family="paragraph">
      <loext:graphic-properties draw:fill-color="#ff972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35cm" svg:height="1.835cm" svg:x="1.521cm" svg:y="20.56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5cm" svg:height="1.835cm" svg:x="3.356cm" svg:y="18.65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5cm" svg:height="1.835cm" svg:x="5.331cm" svg:y="16.875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5cm" svg:height="1.835cm" svg:x="7.039cm" svg:y="15.167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5cm" svg:height="1.835cm" svg:x="8.887cm" svg:y="13.389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35cm" svg:height="1.835cm" svg:x="10.722cm" svg:y="11.668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397cm" svg:x="10.906cm" svg:y="9.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8T09:35:11.275732505</meta:creation-date>
    <dc:date>2019-12-08T09:41:02.152168087</dc:date>
    <meta:editing-duration>PT4M53S</meta:editing-duration>
    <meta:editing-cycles>2</meta:editing-cycles>
    <meta:generator>LibreOffice/6.2.5.2$MacOSX_X86_64 LibreOffice_project/1ec314fa52f458adc18c4f025c545a4e8b22c159</meta:generator>
    <meta:document-statistic meta:object-count="7"/>
  </office:meta>
</office:document-meta>
</file>